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131d0"/>
    </style:style>
    <style:style style:name="P2" style:family="paragraph" style:parent-style-name="Standard">
      <style:text-properties officeooo:rsid="000131d0" officeooo:paragraph-rsid="000131d0"/>
    </style:style>
    <style:style style:name="P3" style:family="paragraph" style:parent-style-name="Standard">
      <style:text-properties officeooo:rsid="000131d0" officeooo:paragraph-rsid="0001d2c6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131d0" officeooo:paragraph-rsid="000131d0"/>
    </style:style>
    <style:style style:name="T1" style:family="text">
      <style:text-properties officeooo:rsid="000131d0"/>
    </style:style>
    <style:style style:name="T2" style:family="text">
      <style:text-properties officeooo:rsid="0001d2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open server(mnt) and get backup and send update from source to destination and destination to source?</text:p>
      <text:p text:style-name="P2">-------------------------------------------------------------------------------------------------------------------</text:p>
      <text:p text:style-name="P2">Step 1 : sudo su</text:p>
      <text:p text:style-name="P2"/>
      <text:p text:style-name="P3">step 2<text:span text:style-name="T2">-a <text:s/>cd /</text:span></text:p>
      <text:p text:style-name="P2">step 2<text:span text:style-name="T2">-b</text:span>: <text:s/>cd /mnt/</text:p>
      <text:p text:style-name="P2"/>
      <text:p text:style-name="P2">step 3: <text:s/>(just check our project is exists or not - OPTIONAL)</text:p>
      <text:p text:style-name="P2"><text:tab/>- ls</text:p>
      <text:p text:style-name="P2"><text:tab/>- cd /protrack/ </text:p>
      <text:p text:style-name="P2"/>
      <text:p text:style-name="P2">step 4: copy from server to our local pc</text:p>
      <text:p text:style-name="P2"/>
      <text:p text:style-name="P2"><text:s/>cp -rf /mnt/protrack/ /home/win140/Jigar/Projects–Backups/Protrack/code/</text:p>
      <text:p text:style-name="P1"/>
      <text:p text:style-name="P2">(-rf <text:s/>: means check recursive folders)</text:p>
      <text:p text:style-name="P2"/>
      <text:p text:style-name="P4">Database backup</text:p>
      <text:p text:style-name="P2"/>
      <text:p text:style-name="P2"><text:s/>open this url</text:p>
      <text:p text:style-name="P2"/>
      <text:p text:style-name="P1"><text:a xlink:type="simple" xlink:href="http://192.168.1.250/phpmyadmin/"><text:span text:style-name="T1">http://192.168.1.250/phpmyadmin/</text:span></text:a></text:p>
      <text:p text:style-name="P2"/>
      <text:p text:style-name="P2">select project</text:p>
      <text:p text:style-name="P2">select database</text:p>
      <text:p text:style-name="P2"/>
      <text:p text:style-name="P2">press ex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2:10:05</meta:creation-date>
    <dc:date>2014-06-04T09:53:13</dc:date>
    <meta:editing-duration>P0D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17" meta:word-count="80" meta:character-count="608" meta:non-whitespace-character-count="536"/>
  </office:meta>
</office:document-meta>
</file>